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 style:data-style-name="N0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10335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e4f06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feb88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41f2d0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officeooo:rsid="00310335" officeooo:paragraph-rsid="00310335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officeooo:rsid="003acc4e" officeooo:paragraph-rsid="003acc4e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officeooo:rsid="003acc4e" officeooo:paragraph-rsid="00455029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officeooo:rsid="003acc4e" officeooo:paragraph-rsid="003acc4e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officeooo:rsid="003e4f06" officeooo:paragraph-rsid="003e4f06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officeooo:rsid="003feb88" officeooo:paragraph-rsid="003feb88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officeooo:rsid="0041f2d0" officeooo:paragraph-rsid="0041f2d0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officeooo:rsid="0041f2d0" officeooo:paragraph-rsid="0041f2d0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officeooo:rsid="00431a4f" officeooo:paragraph-rsid="00431a4f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officeooo:rsid="00431a4f" officeooo:paragraph-rsid="00431a4f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officeooo:rsid="00455029" officeooo:paragraph-rsid="00455029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officeooo:rsid="0048f256" officeooo:paragraph-rsid="0048f256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officeooo:rsid="0048f256" officeooo:paragraph-rsid="0048f256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officeooo:rsid="004b71b1" officeooo:paragraph-rsid="004b71b1"/>
    </style:style>
    <style:style style:name="P38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39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officeooo:rsid="004eb3eb" officeooo:paragraph-rsid="004eb3eb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" officeooo:rsid="004eb3eb" officeooo:paragraph-rsid="004eb3eb"/>
    </style:style>
    <style:style style:name="P43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44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4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4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4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4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transparent"/>
    </style:style>
    <style:style style:name="P4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 fo:background-color="transparent"/>
    </style:style>
    <style:style style:name="P5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5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5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5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4ac60" officeooo:paragraph-rsid="0022c99f"/>
    </style:style>
    <style:style style:name="P5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16cb28"/>
    </style:style>
    <style:style style:name="P5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5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5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2e431" officeooo:paragraph-rsid="0032e431"/>
    </style:style>
    <style:style style:name="P5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d0752" officeooo:paragraph-rsid="003d0752"/>
    </style:style>
    <style:style style:name="P5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456ddf" officeooo:paragraph-rsid="00456ddf"/>
    </style:style>
    <style:style style:name="P6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46b7e0" officeooo:paragraph-rsid="0046b7e0"/>
    </style:style>
    <style:style style:name="P61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2d4094" officeooo:paragraph-rsid="00392f02"/>
    </style:style>
    <style:style style:name="P62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16cb28" officeooo:paragraph-rsid="00310335"/>
    </style:style>
    <style:style style:name="P63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310335"/>
    </style:style>
    <style:style style:name="P64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431a4f"/>
    </style:style>
    <style:style style:name="P65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31a4f" officeooo:paragraph-rsid="00431a4f"/>
    </style:style>
    <style:style style:name="P66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feb88" officeooo:paragraph-rsid="003feb88"/>
    </style:style>
    <style:style style:name="P67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e4f06" officeooo:paragraph-rsid="003e4f06"/>
    </style:style>
    <style:style style:name="P68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378dc" officeooo:paragraph-rsid="004378dc"/>
    </style:style>
    <style:style style:name="P69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b71b1" officeooo:paragraph-rsid="004b71b1"/>
    </style:style>
    <style:style style:name="P70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1f2d0" officeooo:paragraph-rsid="0041f2d0"/>
    </style:style>
    <style:style style:name="P71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8f256" officeooo:paragraph-rsid="0048f256"/>
    </style:style>
    <style:style style:name="P72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eb3eb" officeooo:paragraph-rsid="004eb3eb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822a1"/>
    </style:style>
    <style:style style:name="T7" style:family="text">
      <style:text-properties officeooo:rsid="00310335"/>
    </style:style>
    <style:style style:name="T8" style:family="text">
      <style:text-properties style:font-name="Noto Mono"/>
    </style:style>
    <style:style style:name="T9" style:family="text">
      <style:text-properties style:font-name="Noto Mono" officeooo:rsid="00175c3e"/>
    </style:style>
    <style:style style:name="T10" style:family="text">
      <style:text-properties officeooo:rsid="0035c2aa"/>
    </style:style>
    <style:style style:name="T11" style:family="text">
      <style:text-properties officeooo:rsid="00392f02"/>
    </style:style>
    <style:style style:name="T12" style:family="text">
      <style:text-properties officeooo:rsid="003cb7dd"/>
    </style:style>
    <style:style style:name="T13" style:family="text">
      <style:text-properties officeooo:rsid="003d0b4f"/>
    </style:style>
    <style:style style:name="T14" style:family="text">
      <style:text-properties officeooo:rsid="00431a4f"/>
    </style:style>
    <style:style style:name="T15" style:family="text">
      <style:text-properties officeooo:rsid="004378dc"/>
    </style:style>
    <style:style style:name="T16" style:family="text">
      <style:text-properties officeooo:rsid="00456ddf"/>
    </style:style>
    <style:style style:name="T17" style:family="text">
      <style:text-properties officeooo:rsid="0046b7e0"/>
    </style:style>
    <style:style style:name="T18" style:family="text">
      <style:text-properties officeooo:rsid="00485dcc"/>
    </style:style>
    <style:style style:name="T19" style:family="text">
      <style:text-properties officeooo:rsid="00489982"/>
    </style:style>
    <style:style style:name="T20" style:family="text">
      <style:text-properties officeooo:rsid="004a46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8">ID</text:p>
            </table:table-cell>
            <table:table-cell table:style-name="Table1.A1" office:value-type="string">
              <text:p text:style-name="P39">as a...</text:p>
            </table:table-cell>
            <table:table-cell table:style-name="Table1.A1" office:value-type="string">
              <text:p text:style-name="P39">I want to...</text:p>
            </table:table-cell>
            <table:table-cell table:style-name="Table1.A1" office:value-type="string">
              <text:p text:style-name="P39">so that...</text:p>
            </table:table-cell>
            <table:table-cell table:style-name="Table1.E1" office:value-type="string">
              <text:p text:style-name="P38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4" office:value-type="string">
            <text:p text:style-name="P2">researcher</text:p>
          </table:table-cell>
          <table:table-cell table:style-name="Table1.C14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4" office:value-type="string">
            <text:p text:style-name="P3">I can interact with the simulation</text:p>
          </table:table-cell>
          <table:table-cell table:style-name="Table1.E14" office:value-type="string">
            <text:list xml:id="list295844661" text:style-name="L1">
              <text:list-item>
                <text:p text:style-name="P43">JSBSim instance is created</text:p>
              </text:list-item>
              <text:list-item>
                <text:p text:style-name="P43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4" office:value-type="string">
            <text:p text:style-name="P14">researcher</text:p>
          </table:table-cell>
          <table:table-cell table:style-name="Table1.C14" office:value-type="string">
            <text:p text:style-name="P15">load an aircraft into a JSBSim instance</text:p>
          </table:table-cell>
          <table:table-cell table:style-name="Table1.D14" office:value-type="string">
            <text:p text:style-name="P15">I can simulate different aircraft</text:p>
          </table:table-cell>
          <table:table-cell table:style-name="Table1.E3" office:value-type="string">
            <text:list xml:id="list211915261238119" text:continue-numbering="true" text:style-name="L1">
              <text:list-item>
                <text:p text:style-name="P44">Aircraft configs can be loaded by name of aircraft</text:p>
              </text:list-item>
              <text:list-item>
                <text:p text:style-name="P44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4" office:value-type="string">
            <text:p text:style-name="P16">researcher</text:p>
          </table:table-cell>
          <table:table-cell table:style-name="Table1.C14" office:value-type="string">
            <text:p text:style-name="P17">set an aircraft’s initial conditions in the JSBSim simulation</text:p>
          </table:table-cell>
          <table:table-cell table:style-name="Table1.D14" office:value-type="string">
            <text:p text:style-name="P17">I can start the episode in the state I want</text:p>
          </table:table-cell>
          <table:table-cell table:style-name="Table1.E14" office:value-type="string">
            <text:list xml:id="list211915752995477" text:continue-numbering="true" text:style-name="L1">
              <text:list-item>
                <text:p text:style-name="P45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4" office:value-type="string">
            <text:p text:style-name="P2">researcher</text:p>
          </table:table-cell>
          <table:table-cell table:style-name="Table1.C14" office:value-type="string">
            <text:p text:style-name="P3">extract aircraft state information from JSBSim</text:p>
          </table:table-cell>
          <table:table-cell table:style-name="Table1.D14" office:value-type="string">
            <text:p text:style-name="P3">I can pass Agents state observatio<text:span text:style-name="T1">ns</text:span></text:p>
          </table:table-cell>
          <table:table-cell table:style-name="Table1.E14" office:value-type="string">
            <text:list xml:id="list211915177154720" text:continue-numbering="true" text:style-name="L1">
              <text:list-item>
                <text:p text:style-name="P46">Can call JSBSim with collection of desired variables and receive values back</text:p>
              </text:list-item>
              <text:list-item>
                <text:p text:style-name="P48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3">5</text:p>
          </table:table-cell>
          <table:table-cell table:style-name="Table1.B14" office:value-type="string">
            <text:p text:style-name="P4">researcher</text:p>
          </table:table-cell>
          <table:table-cell table:style-name="Table1.C14" office:value-type="string">
            <text:p text:style-name="P5">pass commands to JSBSim</text:p>
          </table:table-cell>
          <table:table-cell table:style-name="Table1.D14" office:value-type="string">
            <text:p text:style-name="P10">aircraft can be controlled</text:p>
          </table:table-cell>
          <table:table-cell table:style-name="Table1.E14" office:value-type="string">
            <text:list xml:id="list211916915900362" text:continue-numbering="true" text:style-name="L1">
              <text:list-item>
                <text:p text:style-name="P47">Can pass JSBSim collection of commands</text:p>
              </text:list-item>
              <text:list-item>
                <text:p text:style-name="P47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B14" office:value-type="string">
            <text:p text:style-name="P18">researcher</text:p>
          </table:table-cell>
          <table:table-cell table:style-name="Table1.C14" office:value-type="string">
            <text:p text:style-name="P19">run a simulation while making state observations and passing commands at fixed intervals</text:p>
          </table:table-cell>
          <table:table-cell table:style-name="Table1.D14" office:value-type="string">
            <text:p text:style-name="P19">an RL agent can interact with the simulation as an MDP</text:p>
          </table:table-cell>
          <table:table-cell table:style-name="Table1.E14" office:value-type="string">
            <text:list xml:id="list211915382593722" text:continue-numbering="true" text:style-name="L1">
              <text:list-item>
                <text:p text:style-name="P50">Simulation timestep, and timesteps between observations are configurable</text:p>
              </text:list-item>
              <text:list-item>
                <text:p text:style-name="P51">Simulation conforms to the OpenAI Gym <text:span text:style-name="T6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4" office:value-type="string">
            <text:list xml:id="list211916628578004" text:continue-numbering="true" text:style-name="L1">
              <text:list-item>
                <text:p text:style-name="P52">A JsbSimEnv object can be queried for its state/action space <text:span text:style-name="T5">including</text:span> high and low limits</text:p>
              </text:list-item>
              <text:list-item>
                <text:p text:style-name="P53">Uses <text:span text:style-name="T10">OpenAI </text:span>Gym Spaces class</text:p>
              </text:list-item>
            </text:list>
          </table:table-cell>
        </table:table-row>
        <text:soft-page-break/>
        <table:table-row>
          <table:table-cell table:style-name="Table1.A3" table:formula="ooow:&lt;A8&gt;+1" office:value-type="float" office:value="8">
            <text:p text:style-name="P12">8</text:p>
          </table:table-cell>
          <table:table-cell table:style-name="Table1.B14" office:value-type="string">
            <text:p text:style-name="P6">researcher</text:p>
          </table:table-cell>
          <table:table-cell table:style-name="Table1.C14" office:value-type="string">
            <text:p text:style-name="P9">create <text:span text:style-name="T11">framework to implement </text:span>JSBSim environments for various tasks</text:p>
          </table:table-cell>
          <table:table-cell table:style-name="Table1.D14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4" office:value-type="string">
            <text:list xml:id="list211915317906356" text:continue-numbering="true" text:style-name="L1">
              <text:list-item>
                <text:p text:style-name="P54"><text:span text:style-name="T11">Task module</text:span> specifies states/actions/rewards</text:p>
              </text:list-item>
              <text:list-item>
                <text:p text:style-name="P61">Task <text:span text:style-name="T11">module </text:span>provides initial conditions each episode reset</text:p>
              </text:list-item>
              <text:list-item>
                <text:p text:style-name="P55">Can instantiate environments implementing arbitrary tasks</text:p>
              </text:list-item>
            </text:list>
          </table:table-cell>
        </table:table-row>
        <table:table-row>
          <table:table-cell table:style-name="Table1.A3" table:formula="ooow:&lt;A9&gt;+1" office:value-type="float" office:value="9">
            <text:p text:style-name="P12">9</text:p>
          </table:table-cell>
          <table:table-cell table:style-name="Table1.B14" office:value-type="string">
            <text:p text:style-name="P7">researcher</text:p>
          </table:table-cell>
          <table:table-cell table:style-name="Table1.C14" office:value-type="string">
            <text:p text:style-name="P10">visualise <text:span text:style-name="T3">aircraft</text:span> state</text:p>
          </table:table-cell>
          <table:table-cell table:style-name="Table1.D14" office:value-type="string">
            <text:p text:style-name="P10">I can understand what is going on</text:p>
          </table:table-cell>
          <table:table-cell table:style-name="Table1.E14" office:value-type="string">
            <text:list xml:id="list211916407493321" text:continue-numbering="true" text:style-name="L1">
              <text:list-item>
                <text:p text:style-name="P49">Aircraft position and velocities are visible</text:p>
              </text:list-item>
              <text:list-item>
                <text:p text:style-name="P49">Visualisation <text:span text:style-name="T3">starts</text:span> and closes in response to <text:span text:style-name="T3">Env </text:span><text:span text:style-name="T9">render()</text:span><text:span text:style-name="T3"> method</text:span></text:p>
              </text:list-item>
            </text:list>
          </table:table-cell>
        </table:table-row>
        <table:table-row>
          <table:table-cell table:style-name="Table1.A3" table:formula="ooow:&lt;A10&gt;+1" office:value-type="float" office:value="10">
            <text:p text:style-name="P12">10</text:p>
          </table:table-cell>
          <table:table-cell table:style-name="Table1.B14" office:value-type="string">
            <text:p text:style-name="P8">researcher</text:p>
          </table:table-cell>
          <table:table-cell table:style-name="Table1.C14" office:value-type="string">
            <text:p text:style-name="P11">visualise the aircraft current control surface positions and commanded positions</text:p>
          </table:table-cell>
          <table:table-cell table:style-name="Table1.D14" office:value-type="string">
            <text:p text:style-name="P11">I can understand how the aircraft is being controlled</text:p>
          </table:table-cell>
          <table:table-cell table:style-name="Table1.E14" office:value-type="string">
            <text:list xml:id="list211915779483653" text:continue-numbering="true" text:style-name="L1">
              <text:list-item>
                <text:p text:style-name="P56">Aircraft aileron, elevator, rudder, throttle positions and commanded positions are visible in the environment render.</text:p>
              </text:list-item>
              <text:list-item>
                <text:p text:style-name="P57">Control positions shown as a subplot alongside aircraft state</text:p>
              </text:list-item>
            </text:list>
          </table:table-cell>
        </table:table-row>
        <table:table-row>
          <table:table-cell table:style-name="Table1.A3" table:formula="ooow:&lt;A11&gt;+1" office:value-type="float" office:value="11">
            <text:p text:style-name="P12">11</text:p>
          </table:table-cell>
          <table:table-cell table:style-name="Table1.B14" office:value-type="string">
            <text:p text:style-name="P25">researcher</text:p>
          </table:table-cell>
          <table:table-cell table:style-name="Table1.C14" office:value-type="string">
            <text:p text:style-name="P27">implement <text:span text:style-name="T12">a</text:span> task <text:span text:style-name="T12">module for</text:span> performing steady, level flight</text:p>
          </table:table-cell>
          <table:table-cell table:style-name="Table1.D14" office:value-type="string">
            <text:p text:style-name="P27">I can investigate agent performance on a relatively simple task</text:p>
          </table:table-cell>
          <table:table-cell table:style-name="Table1.E14" office:value-type="string">
            <text:list xml:id="list211916733999987" text:continue-numbering="true" text:style-name="L1">
              <text:list-item>
                <text:p text:style-name="P58">Module fully implemented according to TaskModule interface</text:p>
              </text:list-item>
              <text:list-item>
                <text:p text:style-name="P58">Module tested on <text:span text:style-name="T13">a </text:span>simple random agent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14" office:value-type="string">
            <text:p text:style-name="P26">researcher</text:p>
          </table:table-cell>
          <table:table-cell table:style-name="Table1.C14" office:value-type="string">
            <text:p text:style-name="P34"><text:span text:style-name="T16">i</text:span>mplement an agent that makes random actions</text:p>
          </table:table-cell>
          <table:table-cell table:style-name="Table1.D14" office:value-type="string">
            <text:p text:style-name="P34">I can use it for functional tests and sanity checks</text:p>
          </table:table-cell>
          <table:table-cell table:style-name="Table1.E14" office:value-type="string">
            <text:list xml:id="list211915599901561" text:continue-numbering="true" text:style-name="L1">
              <text:list-item>
                <text:p text:style-name="P59">Agent makes random actions within the permitted range of the action space</text:p>
              </text:list-item>
              <text:list-item>
                <text:p text:style-name="P60">Agent <text:span text:style-name="T18">random seed can be specified</text:span>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14" office:value-type="string">
            <text:p text:style-name="P26">researcher</text:p>
          </table:table-cell>
          <table:table-cell table:style-name="Table1.C14" office:value-type="string">
            <text:p text:style-name="P34"><text:span text:style-name="T16">i</text:span>mplement an agent that makes <text:span text:style-name="T17">constant</text:span> actions</text:p>
          </table:table-cell>
          <table:table-cell table:style-name="Table1.D14" office:value-type="string">
            <text:p text:style-name="P34">I can use it for functional tests and sanity checks</text:p>
          </table:table-cell>
          <table:table-cell table:style-name="Table1.E14" office:value-type="string">
            <text:list xml:id="list211915273506590" text:continue-numbering="true" text:style-name="L1">
              <text:list-item>
                <text:p text:style-name="P60">Agent always returns an action within the permitted range of the <text:soft-page-break/>action space (e.g. midpoint)</text:p>
              </text:list-item>
            </text:list>
          </table:table-cell>
        </table:table-row>
        <table:table-row>
          <table:table-cell table:style-name="Table1.A15" table:formula="ooow:&lt;A12&gt;+1" office:value-type="float" office:value="12">
            <text:p text:style-name="P12">12</text:p>
          </table:table-cell>
          <table:table-cell table:style-name="Table1.B15" office:value-type="string">
            <text:p text:style-name="P20">researcher</text:p>
          </table:table-cell>
          <table:table-cell table:style-name="Table1.C15" office:value-type="string">
            <text:p text:style-name="P24">visualise the episode’s goal</text:p>
          </table:table-cell>
          <table:table-cell table:style-name="Table1.D15" office:value-type="string">
            <text:p text:style-name="P24">I can observe whether the agent is achieving the desired behaviour</text:p>
          </table:table-cell>
          <table:table-cell table:style-name="Table1.E15" office:value-type="string">
            <text:list xml:id="list211916664326931" text:continue-numbering="true" text:style-name="L1">
              <text:list-item>
                <text:p text:style-name="P62"><text:span text:style-name="T7">T</text:span>ask goal is visible <text:span text:style-name="T7">on plot</text:span></text:p>
              </text:list-item>
              <text:list-item>
                <text:p text:style-name="P63">Different TaskModules display appropriate goals</text:p>
              </text:list-item>
            </text:list>
          </table:table-cell>
        </table:table-row>
        <table:table-row>
          <table:table-cell table:style-name="Table1.A3" table:formula="ooow:&lt;A15&gt;+1" office:value-type="float" office:value="13">
            <text:p text:style-name="P12">13</text:p>
          </table:table-cell>
          <table:table-cell table:style-name="Table1.B17" office:value-type="string">
            <text:p text:style-name="P20">researcher</text:p>
          </table:table-cell>
          <table:table-cell table:style-name="Table1.C17" office:value-type="string">
            <text:p text:style-name="P24">visualise the aircraft graphically in a flight simulator</text:p>
          </table:table-cell>
          <table:table-cell table:style-name="Table1.D17" office:value-type="string">
            <text:p text:style-name="P24">Viewers can appreciate the agent</text:p>
          </table:table-cell>
          <table:table-cell table:style-name="Table1.E17" office:value-type="string">
            <text:list xml:id="list211915191070230" text:continue-numbering="true" text:style-name="L1">
              <text:list-item>
                <text:p text:style-name="P64">FlightGear is launched by the <text:span text:style-name="T8">render()</text:span> <text:span text:style-name="T14">method</text:span></text:p>
              </text:list-item>
              <text:list-item>
                <text:p text:style-name="P64">FlightGear displays the aircraft</text:p>
              </text:list-item>
              <text:list-item>
                <text:p text:style-name="P65">FlightGear is closed by the Environment <text:span text:style-name="T8">close()</text:span> method</text:p>
              </text:list-item>
            </text:list>
          </table:table-cell>
        </table:table-row>
        <table:table-row>
          <table:table-cell table:style-name="Table1.A15" table:formula="ooow:&lt;A16&gt;+1" office:value-type="float" office:value="14">
            <text:p text:style-name="P12">14</text:p>
          </table:table-cell>
          <table:table-cell table:style-name="Table1.B17" office:value-type="string">
            <text:p text:style-name="P22">researcher</text:p>
          </table:table-cell>
          <table:table-cell table:style-name="Table1.C17" office:value-type="string">
            <text:p text:style-name="P29">see <text:span text:style-name="T19">task-related </text:span>state and reward data on environment visualisations </text:p>
          </table:table-cell>
          <table:table-cell table:style-name="Table1.D17" office:value-type="string">
            <text:p text:style-name="P29">I can understand how much reward is being generated from the behaviour I observe</text:p>
          </table:table-cell>
          <table:table-cell table:style-name="Table1.E17" office:value-type="string">
            <text:list xml:id="list211915840795215" text:continue-numbering="true" text:style-name="L1">
              <text:list-item>
                <text:p text:style-name="P66">visualisations display current and cumulative reward</text:p>
              </text:list-item>
              <text:list-item>
                <text:p text:style-name="P66">visualisations show helpful properties such as airspeed textually</text:p>
              </text:list-item>
            </text:list>
          </table:table-cell>
        </table:table-row>
        <table:table-row>
          <table:table-cell table:style-name="Table1.A3" table:formula="ooow:&lt;A17&gt;+1" office:value-type="float" office:value="15">
            <text:p text:style-name="P12">15</text:p>
          </table:table-cell>
          <table:table-cell table:style-name="Table1.B18" office:value-type="string">
            <text:p text:style-name="P21">researcher</text:p>
          </table:table-cell>
          <table:table-cell table:style-name="Table1.C18" office:value-type="string">
            <text:p text:style-name="P28">use reward shaping in the environments</text:p>
          </table:table-cell>
          <table:table-cell table:style-name="Table1.D18" office:value-type="string">
            <text:p text:style-name="P28">its effects on agent learning speed can be investigated</text:p>
          </table:table-cell>
          <table:table-cell table:style-name="Table1.E18" office:value-type="string">
            <text:list xml:id="list211915821835928" text:continue-numbering="true" text:style-name="L1">
              <text:list-item>
                <text:p text:style-name="P67"><text:span text:style-name="T14">r</text:span>eward shaping is an environment option (True/False)</text:p>
              </text:list-item>
              <text:list-item>
                <text:p text:style-name="P67"><text:span text:style-name="T14">r</text:span>eward shaped with a potential-based function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26" office:value-type="string">
            <text:p text:style-name="P32">researcher</text:p>
          </table:table-cell>
          <table:table-cell table:style-name="Table1.C26" office:value-type="string">
            <text:p text:style-name="P33">implement a very simple task with as small a state- and action-space as possible</text:p>
          </table:table-cell>
          <table:table-cell table:style-name="Table1.D26" office:value-type="string">
            <text:p text:style-name="P33">I can use it as a <text:span text:style-name="T15">basic</text:span> and fast training environment</text:p>
          </table:table-cell>
          <table:table-cell table:style-name="Table1.E26" office:value-type="string">
            <text:list xml:id="list211916714405604" text:continue-numbering="true" text:style-name="L1">
              <text:list-item>
                <text:p text:style-name="P65">task is implemented as a TaskModule</text:p>
              </text:list-item>
              <text:list-item>
                <text:p text:style-name="P68">an environment using this task can be created using <text:span text:style-name="T8">gym.make()</text:span>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26" office:value-type="string">
            <text:p text:style-name="P23"/>
          </table:table-cell>
          <table:table-cell table:style-name="Table1.C26" office:value-type="string">
            <text:p text:style-name="P37">produce a TensorForce agent configured with a set of input hyperparameter values</text:p>
          </table:table-cell>
          <table:table-cell table:style-name="Table1.D26" office:value-type="string">
            <text:p text:style-name="P37">I can evaluate a range of agents with an automated hyperparameter search</text:p>
          </table:table-cell>
          <table:table-cell table:style-name="Table1.E26" office:value-type="string">
            <text:list xml:id="list211915049539116" text:continue-numbering="true" text:style-name="L1">
              <text:list-item>
                <text:p text:style-name="P69">an appropriately configured TensorForce Agent is returned</text:p>
              </text:list-item>
            </text:list>
          </table:table-cell>
        </table:table-row>
        <table:table-row>
          <table:table-cell table:style-name="Table1.A15">
            <text:p text:style-name="P12"/>
          </table:table-cell>
          <table:table-cell table:style-name="Table1.B26" office:value-type="string">
            <text:p text:style-name="P23">researcher</text:p>
          </table:table-cell>
          <table:table-cell table:style-name="Table1.C26" office:value-type="string">
            <text:p text:style-name="P30">run a single episode with a TensorForce Agent in an <text:soft-page-break/>environment and receive the results</text:p>
          </table:table-cell>
          <table:table-cell table:style-name="Table1.D26" office:value-type="string">
            <text:p text:style-name="P30">I can begin evaluating agent performance</text:p>
          </table:table-cell>
          <table:table-cell table:style-name="Table1.E26" office:value-type="string">
            <text:list xml:id="list211916069714466" text:continue-numbering="true" text:style-name="L1">
              <text:list-item>
                <text:p text:style-name="P70"><text:span text:style-name="T14">p</text:span>artially-trained Agent and episode reward are returned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26" office:value-type="string">
            <text:p text:style-name="P31">researcher</text:p>
          </table:table-cell>
          <table:table-cell table:style-name="Table1.C26" office:value-type="string">
            <text:p text:style-name="P30">run many episodes with a TensorForce Agent in an environment and receive all results</text:p>
          </table:table-cell>
          <table:table-cell table:style-name="Table1.D26" office:value-type="string">
            <text:p text:style-name="P30">I can evaluate agent performance</text:p>
          </table:table-cell>
          <table:table-cell table:style-name="Table1.E26" office:value-type="string">
            <text:list xml:id="list211915948997503" text:continue-numbering="true" text:style-name="L1">
              <text:list-item>
                <text:p text:style-name="P70"><text:span text:style-name="T14">t</text:span>rained Agent and collection of episode rewards are returned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26" office:value-type="string">
            <text:p text:style-name="P31">researcher</text:p>
          </table:table-cell>
          <table:table-cell table:style-name="Table1.C26" office:value-type="string">
            <text:p text:style-name="P30">run many episodes with a specified set of environment parameters and Agent hyperparameters</text:p>
          </table:table-cell>
          <table:table-cell table:style-name="Table1.D26" office:value-type="string">
            <text:p text:style-name="P30">I can run an automated hyperparamer search</text:p>
          </table:table-cell>
          <table:table-cell table:style-name="Table1.E26" office:value-type="string">
            <text:list xml:id="list211915954849638" text:continue-numbering="true" text:style-name="L1">
              <text:list-item>
                <text:p text:style-name="P65">Agent and Environment correctly configure themselves according to input</text:p>
              </text:list-item>
              <text:list-item>
                <text:p text:style-name="P65">trained Agent and collection of episode rewards are returned</text:p>
              </text:list-item>
            </text:list>
          </table:table-cell>
        </table:table-row>
        <table:table-row>
          <table:table-cell table:style-name="Table1.A15">
            <text:p text:style-name="P12"/>
          </table:table-cell>
          <table:table-cell table:style-name="Table1.B26" office:value-type="string">
            <text:p text:style-name="P41">researcher</text:p>
          </table:table-cell>
          <table:table-cell table:style-name="Table1.C26" office:value-type="string">
            <text:p text:style-name="P42">save the best Agent(s) during evaluation and re-load them later</text:p>
          </table:table-cell>
          <table:table-cell table:style-name="Table1.D26" office:value-type="string">
            <text:p text:style-name="P42">I can observe trained agent behaviour</text:p>
          </table:table-cell>
          <table:table-cell table:style-name="Table1.E26" office:value-type="string">
            <text:list xml:id="list211916162725723" text:continue-numbering="true" text:style-name="L1">
              <text:list-item>
                <text:p text:style-name="P72">Agent is saved in trained condition </text:p>
              </text:list-item>
              <text:list-item>
                <text:p text:style-name="P72">Save file name allows identification of Agent</text:p>
              </text:list-item>
              <text:list-item>
                <text:p text:style-name="P72">Agent can be reloaded </text:p>
              </text:list-item>
            </text:list>
          </table:table-cell>
        </table:table-row>
        <table:table-row>
          <table:table-cell table:style-name="Table1.A15">
            <text:p text:style-name="P12"/>
          </table:table-cell>
          <table:table-cell table:style-name="Table1.B26" office:value-type="string">
            <text:p text:style-name="P35">researcher</text:p>
          </table:table-cell>
          <table:table-cell table:style-name="Table1.C26" office:value-type="string">
            <text:p text:style-name="P36">have the Simulation cache properties that it retrieves</text:p>
          </table:table-cell>
          <table:table-cell table:style-name="Table1.D26" office:value-type="string">
            <text:p text:style-name="P36">the Simulation runs faster</text:p>
          </table:table-cell>
          <table:table-cell table:style-name="Table1.E26" office:value-type="string">
            <text:list xml:id="list211915399865343" text:continue-numbering="true" text:style-name="L1">
              <text:list-item>
                <text:p text:style-name="P71">Simulation caches correct values</text:p>
              </text:list-item>
              <text:list-item>
                <text:p text:style-name="P71">Cache is emptied whenever a Simulation step is run </text:p>
              </text:list-item>
              <text:list-item>
                <text:p text:style-name="P71">Execution <text:span text:style-name="T20">time</text:span> is profiled before and after to quantify benefits</text:p>
              </text:list-item>
            </text:list>
          </table:table-cell>
        </table:table-row>
        <table:table-row>
          <table:table-cell table:style-name="Table1.A15">
            <text:p text:style-name="P12"/>
          </table:table-cell>
          <table:table-cell table:style-name="Table1.B26" office:value-type="string">
            <text:p text:style-name="P21"/>
          </table:table-cell>
          <table:table-cell table:style-name="Table1.C26" office:value-type="string">
            <text:p text:style-name="P28"/>
          </table:table-cell>
          <table:table-cell table:style-name="Table1.D26" office:value-type="string">
            <text:p text:style-name="P28"/>
          </table:table-cell>
          <table:table-cell table:style-name="Table1.E26" office:value-type="string">
            <text:list xml:id="list211916661366891" text:continue-numbering="true" text:style-name="L1">
              <text:list-item>
                <text:p text:style-name="P67"/>
              </text:list-item>
            </text:list>
          </table:table-cell>
        </table:table-row>
        <table:table-row>
          <table:table-cell table:style-name="Table1.A15">
            <text:p text:style-name="P12"/>
          </table:table-cell>
          <table:table-cell table:style-name="Table1.B27" office:value-type="string">
            <text:p text:style-name="P21"/>
          </table:table-cell>
          <table:table-cell table:style-name="Table1.C27" office:value-type="string">
            <text:p text:style-name="P28"/>
          </table:table-cell>
          <table:table-cell table:style-name="Table1.D27" office:value-type="string">
            <text:p text:style-name="P28"/>
          </table:table-cell>
          <table:table-cell table:style-name="Table1.E27" office:value-type="string">
            <text:list xml:id="list211916399599986" text:continue-numbering="true" text:style-name="L1">
              <text:list-item>
                <text:p text:style-name="P67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7-16T21:19:14.734710605</dc:date>
    <meta:editing-duration>P2DT11H14M52S</meta:editing-duration>
    <meta:editing-cycles>38</meta:editing-cycles>
    <meta:generator>LibreOffice/6.0.3.2$Linux_X86_64 LibreOffice_project/00m0$Build-2</meta:generator>
    <meta:document-statistic meta:table-count="1" meta:image-count="0" meta:object-count="0" meta:page-count="4" meta:paragraph-count="140" meta:word-count="873" meta:character-count="5392" meta:non-whitespace-character-count="4702"/>
  </office:meta>
</office:document-meta>
</file>